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79966" officeooo:paragraph-rsid="00079966"/>
    </style:style>
    <style:style style:name="P2" style:family="paragraph" style:parent-style-name="Standard">
      <style:text-properties style:font-name="Liberation Mono" fo:font-weight="bold" officeooo:rsid="00079966" officeooo:paragraph-rsid="00079966" style:font-weight-asian="bold" style:font-weight-complex="bold"/>
    </style:style>
    <style:style style:name="P3" style:family="paragraph" style:parent-style-name="Standard">
      <style:text-properties style:font-name="Liberation Mono" officeooo:rsid="00079966" officeooo:paragraph-rsid="00079966"/>
    </style:style>
    <style:style style:name="P4" style:family="paragraph" style:parent-style-name="Standard">
      <style:text-properties style:font-name="Liberation Mono" fo:font-weight="bold" officeooo:rsid="00079966" officeooo:paragraph-rsid="00079966" style:font-weight-asian="bold" style:font-weight-complex="bold"/>
    </style:style>
    <style:style style:name="T1" style:family="text">
      <style:text-properties officeooo:rsid="00099619"/>
    </style:style>
    <style:style style:name="T2" style:family="text">
      <style:text-properties officeooo:rsid="000a411e"/>
    </style:style>
    <style:style style:name="T3" style:family="text">
      <style:text-properties officeooo:rsid="000c8841"/>
    </style:style>
    <style:style style:name="T4" style:family="text">
      <style:text-properties officeooo:rsid="000dbf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o hay lugar más alto</text:p>
      <text:p text:style-name="P2">Miel San Marcos</text:p>
      <text:p text:style-name="P1"/>
      <text:p text:style-name="P1">A tus pies arde mi corazón</text:p>
      <text:p text:style-name="P1">a tus pies entrego lo que soy</text:p>
      <text:p text:style-name="P1">es el lugar de mi seguridad</text:p>
      <text:p text:style-name="P1">donde nadie me puede señalar</text:p>
      <text:p text:style-name="P1"/>
      <text:p text:style-name="P1">Me perdonaste</text:p>
      <text:p text:style-name="P1">me acercaste a tu presencia</text:p>
      <text:p text:style-name="P1">me levantaste</text:p>
      <text:p text:style-name="P1">hoy me postro a adorarte</text:p>
      <text:p text:style-name="P1"/>
      <text:p text:style-name="P1">//No hay lugar más alto</text:p>
      <text:p text:style-name="P1">mas grande que estar a tus pies</text:p>
      <text:p text:style-name="P1">que estar a tus pies//</text:p>
      <text:p text:style-name="P1"/>
      <text:p text:style-name="P1">A tus pies arde mi corazón</text:p>
      <text:p text:style-name="P1">a tus pies entrego lo que soy</text:p>
      <text:p text:style-name="P1">es el lugar de mi seguridad</text:p>
      <text:p text:style-name="P1">donde nadie me puede señalar</text:p>
      <text:p text:style-name="P1"/>
      <text:p text:style-name="P1">Me perdonaste</text:p>
      <text:p text:style-name="P1">me acercaste a tu presencia</text:p>
      <text:p text:style-name="P1">me levantaste</text:p>
      <text:p text:style-name="P1">y hoy me postro a adorarte</text:p>
      <text:p text:style-name="P1"/>
      <text:p text:style-name="P1">////No hay lugar más alto</text:p>
      <text:p text:style-name="P1">mas grande que estar a tus pies</text:p>
      <text:p text:style-name="P1">que estar a tus pies////</text:p>
      <text:p text:style-name="P1"/>
      <text:p text:style-name="P1">//y aquí permaneceré postrado a tus pies</text:p>
      <text:p text:style-name="P1">y aquí permaneceré a los pies de Cristo//</text:p>
      <text:p text:style-name="P1"/>
      <text:p text:style-name="P1">//No hay lugar más alto</text:p>
      <text:p text:style-name="P1">mas grande que estar a tus pies</text:p>
      <text:p text:style-name="P1">que estar a tus pies//</text:p>
      <text:p text:style-name="P1"/>
      <text:p text:style-name="P1">Oh Maestro queremos estar en tu presencia,</text:p>
      <text:p text:style-name="P1">no apartarnos de ti jamás, te anhelamos Señor,</text:p>
      <text:p text:style-name="P1">tus hijos te adoran, tu eres el amado, </text:p>
      <text:p text:style-name="P1">eres el deseado, de nuestro corazón Señor</text:p>
      <text:p text:style-name="P1"/>
      <text:p text:style-name="P1">///////amado mío//// , </text:p>
      <text:p text:style-name="P1"/>
      <text:p text:style-name="P1">Tu eres el amado, te anhelamos Señor, queremos humillarno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.7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-sep style:width="0.018cm" style:color="#000000" style:height="100%" style:style="solid"/>
          <style:column style:rel-width="8245*" fo:start-indent="0cm" fo:end-indent="0.249cm"/>
          <style:column style:rel-width="8026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6T19:01:22.098740124</meta:creation-date>
    <dc:date>2019-03-02T16:38:25.861399330</dc:date>
    <dc:creator>Washington Indacochea Delgado</dc:creator>
    <meta:editing-duration>PT1H23M45S</meta:editing-duration>
    <meta:editing-cycles>13</meta:editing-cycles>
    <meta:generator>LibreOffice/6.1.5.2$Linux_x86 LibreOffice_project/10$Build-2</meta:generator>
    <meta:document-statistic meta:table-count="0" meta:image-count="0" meta:object-count="0" meta:page-count="1" meta:paragraph-count="35" meta:word-count="193" meta:character-count="974" meta:non-whitespace-character-count="814"/>
  </office:meta>
</office:document-meta>
</file>